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106d60"/>
    </style:style>
    <style:style style:name="P8" style:family="paragraph" style:parent-style-name="Standard">
      <style:text-properties style:font-name="Instrument Serif" officeooo:rsid="00128c9d" officeooo:paragraph-rsid="00128c9d"/>
    </style:style>
    <style:style style:name="P9" style:family="paragraph" style:parent-style-name="Preformatted_20_Text">
      <style:text-properties style:font-name="Instrument Serif" officeooo:paragraph-rsid="0012bd65"/>
    </style:style>
    <style:style style:name="P10" style:family="paragraph" style:parent-style-name="Preformatted_20_Text">
      <style:text-properties style:font-name="Instrument Serif" officeooo:rsid="0017531c" officeooo:paragraph-rsid="0017531c"/>
    </style:style>
    <style:style style:name="P11" style:family="paragraph" style:parent-style-name="Preformatted_20_Text">
      <style:text-properties style:font-name="Instrument Serif" officeooo:rsid="0019a829" officeooo:paragraph-rsid="0019a829"/>
    </style:style>
    <style:style style:name="P12" style:family="paragraph" style:parent-style-name="Preformatted_20_Text">
      <style:text-properties style:font-name="Instrument Serif" officeooo:rsid="001a3855" officeooo:paragraph-rsid="001a3855"/>
    </style:style>
    <style:style style:name="P13" style:family="paragraph" style:parent-style-name="Preformatted_20_Text">
      <style:text-properties style:font-name="Instrument Serif" officeooo:rsid="001b8359" officeooo:paragraph-rsid="001b8359"/>
    </style:style>
    <style:style style:name="P14" style:family="paragraph" style:parent-style-name="Preformatted_20_Text">
      <style:text-properties style:font-name="Instrument Serif" officeooo:rsid="001c5848" officeooo:paragraph-rsid="001c5848"/>
    </style:style>
    <style:style style:name="P15" style:family="paragraph" style:parent-style-name="Preformatted_20_Text">
      <style:text-properties style:font-name="Instrument Serif" officeooo:rsid="001d4943" officeooo:paragraph-rsid="001d4943"/>
    </style:style>
    <style:style style:name="P16" style:family="paragraph" style:parent-style-name="Preformatted_20_Text">
      <style:text-properties style:font-name="Instrument Serif" officeooo:rsid="001d4943" officeooo:paragraph-rsid="001fda5a"/>
    </style:style>
    <style:style style:name="P17" style:family="paragraph" style:parent-style-name="Preformatted_20_Text">
      <style:text-properties style:font-name="Instrument Serif" officeooo:rsid="001fda5a" officeooo:paragraph-rsid="001fda5a"/>
    </style:style>
    <style:style style:name="P18" style:family="paragraph" style:parent-style-name="Preformatted_20_Text">
      <style:text-properties style:font-name="Instrument Serif" fo:font-size="10pt" officeooo:rsid="0020dbee" officeooo:paragraph-rsid="001fda5a" style:font-name-asian="Source Han Sans HW SC" style:font-size-asian="10pt" style:font-name-complex="Liberation Mono" style:font-size-complex="10pt"/>
    </style:style>
    <style:style style:name="P19" style:family="paragraph" style:parent-style-name="Preformatted_20_Text">
      <style:text-properties style:font-name="Instrument Serif" fo:font-size="10pt" officeooo:rsid="00235a1a" officeooo:paragraph-rsid="00235a1a" style:font-name-asian="Source Han Sans HW SC" style:font-size-asian="10pt" style:font-name-complex="Liberation Mono" style:font-size-complex="10pt"/>
    </style:style>
    <style:style style:name="P20" style:family="paragraph" style:parent-style-name="Preformatted_20_Text">
      <style:text-properties style:font-name="Instrument Serif" fo:font-size="10pt" officeooo:rsid="0024c781" officeooo:paragraph-rsid="0024c781" style:font-name-asian="Source Han Sans HW SC" style:font-size-asian="10pt" style:font-name-complex="Liberation Mono" style:font-size-complex="10pt"/>
    </style:style>
    <style:style style:name="P21" style:family="paragraph" style:parent-style-name="Preformatted_20_Text">
      <style:text-properties style:font-name="Instrument Serif" officeooo:rsid="0024c781" officeooo:paragraph-rsid="0024c781"/>
    </style:style>
    <style:style style:name="P22" style:family="paragraph" style:parent-style-name="Preformatted_20_Text">
      <style:text-properties style:font-name="Instrument Serif" fo:font-size="10pt" officeooo:rsid="00262d2e" officeooo:paragraph-rsid="0024c781" style:font-name-asian="Source Han Sans HW SC" style:font-size-asian="10pt" style:font-name-complex="Liberation Mono" style:font-size-complex="10pt"/>
    </style:style>
    <style:style style:name="P23" style:family="paragraph" style:parent-style-name="Preformatted_20_Text">
      <style:text-properties style:font-name="Instrument Serif" fo:font-size="10pt" officeooo:rsid="0027e047" officeooo:paragraph-rsid="0027e047" style:font-name-asian="Source Han Sans HW SC" style:font-size-asian="10pt" style:font-name-complex="Liberation Mono" style:font-size-complex="10pt"/>
    </style:style>
    <style:style style:name="P24" style:family="paragraph" style:parent-style-name="Preformatted_20_Text">
      <style:text-properties style:font-name="Instrument Serif" officeooo:paragraph-rsid="0029c74c"/>
    </style:style>
    <style:style style:name="P25" style:family="paragraph" style:parent-style-name="Preformatted_20_Text">
      <style:text-properties style:font-name="Instrument Serif" fo:font-size="10pt" officeooo:rsid="002a5db6" officeooo:paragraph-rsid="0029c74c" style:font-name-asian="Source Han Sans HW SC" style:font-size-asian="10pt" style:font-name-complex="Liberation Mono" style:font-size-complex="10pt"/>
    </style:style>
    <style:style style:name="P26" style:family="paragraph" style:parent-style-name="Preformatted_20_Text">
      <style:text-properties style:font-name="Instrument Serif" fo:font-size="10pt" officeooo:rsid="002a5db6" officeooo:paragraph-rsid="002a5db6" style:font-name-asian="Source Han Sans HW SC" style:font-size-asian="10pt" style:font-name-complex="Liberation Mono" style:font-size-complex="10pt"/>
    </style:style>
    <style:style style:name="P27" style:family="paragraph" style:parent-style-name="Preformatted_20_Text">
      <style:text-properties style:font-name="Instrument Serif" officeooo:paragraph-rsid="002e6a7d"/>
    </style:style>
    <style:style style:name="P28" style:family="paragraph" style:parent-style-name="Preformatted_20_Text">
      <style:text-properties style:font-name="Instrument Serif" fo:font-size="10pt" officeooo:rsid="0030fa7c" officeooo:paragraph-rsid="0030fa7c" style:font-name-asian="Source Han Sans HW SC" style:font-size-asian="10pt" style:font-name-complex="Liberation Mono" style:font-size-complex="10pt"/>
    </style:style>
    <style:style style:name="P29" style:family="paragraph" style:parent-style-name="Preformatted_20_Text">
      <style:text-properties style:font-name="Instrument Serif" fo:font-size="10pt" officeooo:rsid="0032954c" officeooo:paragraph-rsid="0030fa7c" style:font-name-asian="Source Han Sans HW SC" style:font-size-asian="10pt" style:font-name-complex="Liberation Mono" style:font-size-complex="10pt"/>
    </style:style>
    <style:style style:name="P30" style:family="paragraph" style:parent-style-name="Preformatted_20_Text">
      <style:text-properties style:font-name="Instrument Serif" fo:font-size="10pt" officeooo:rsid="002c8269" officeooo:paragraph-rsid="002e6a7d" style:font-name-asian="Source Han Sans HW SC" style:font-size-asian="10pt" style:font-name-complex="Liberation Mono" style:font-size-complex="10pt"/>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officeooo:rsid="00171d15"/>
    </style:style>
    <style:style style:name="T5" style:family="text">
      <style:text-properties fo:font-style="italic" style:font-style-asian="italic" style:font-style-complex="italic"/>
    </style:style>
    <style:style style:name="T6" style:family="text">
      <style:text-properties officeooo:rsid="00195cfb"/>
    </style:style>
    <style:style style:name="T7" style:family="text">
      <style:text-properties officeooo:rsid="0019a829"/>
    </style:style>
    <style:style style:name="T8" style:family="text">
      <style:text-properties officeooo:rsid="001db154"/>
    </style:style>
    <style:style style:name="T9" style:family="text">
      <style:text-properties officeooo:rsid="001de3cb"/>
    </style:style>
    <style:style style:name="T10" style:family="text">
      <style:text-properties officeooo:rsid="001e1ab5"/>
    </style:style>
    <style:style style:name="T11" style:family="text">
      <style:text-properties officeooo:rsid="001fda5a"/>
    </style:style>
    <style:style style:name="T12" style:family="text">
      <style:text-properties officeooo:rsid="0020dbee"/>
    </style:style>
    <style:style style:name="T13" style:family="text">
      <style:text-properties fo:font-size="10pt" style:font-name-asian="Source Han Sans HW SC" style:font-size-asian="10pt" style:font-name-complex="Liberation Mono" style:font-size-complex="10pt"/>
    </style:style>
    <style:style style:name="T14" style:family="text">
      <style:text-properties fo:font-size="10pt" officeooo:rsid="0020dbee" style:font-name-asian="Source Han Sans HW SC" style:font-size-asian="10pt" style:font-name-complex="Liberation Mono" style:font-size-complex="10pt"/>
    </style:style>
    <style:style style:name="T15" style:family="text">
      <style:text-properties fo:font-size="10pt" officeooo:rsid="00235a1a" style:font-name-asian="Source Han Sans HW SC" style:font-size-asian="10pt" style:font-name-complex="Liberation Mono" style:font-size-complex="10pt"/>
    </style:style>
    <style:style style:name="T16" style:family="text">
      <style:text-properties officeooo:rsid="0024c781"/>
    </style:style>
    <style:style style:name="T17" style:family="text">
      <style:text-properties officeooo:rsid="00262d2e"/>
    </style:style>
    <style:style style:name="T18" style:family="text">
      <style:text-properties fo:font-size="10pt" officeooo:rsid="00262d2e" style:font-name-asian="Source Han Sans HW SC" style:font-size-asian="10pt" style:font-name-complex="Liberation Mono" style:font-size-complex="10pt"/>
    </style:style>
    <style:style style:name="T19" style:family="text">
      <style:text-properties officeooo:rsid="0029c74c"/>
    </style:style>
    <style:style style:name="T20" style:family="text">
      <style:text-properties fo:font-size="10pt" officeooo:rsid="0029c74c" style:font-name-asian="Source Han Sans HW SC" style:font-size-asian="10pt" style:font-name-complex="Liberation Mono" style:font-size-complex="10pt"/>
    </style:style>
    <style:style style:name="T21" style:family="text">
      <style:text-properties fo:font-size="10pt" officeooo:rsid="002a5db6" style:font-name-asian="Source Han Sans HW SC" style:font-size-asian="10pt" style:font-name-complex="Liberation Mono" style:font-size-complex="10pt"/>
    </style:style>
    <style:style style:name="T22" style:family="text">
      <style:text-properties officeooo:rsid="002b0c93"/>
    </style:style>
    <style:style style:name="T23" style:family="text">
      <style:text-properties officeooo:rsid="002c8269"/>
    </style:style>
    <style:style style:name="T24" style:family="text">
      <style:text-properties fo:font-size="10pt" officeooo:rsid="002c8269" style:font-name-asian="Source Han Sans HW SC" style:font-size-asian="10pt" style:font-name-complex="Liberation Mono" style:font-size-complex="10pt"/>
    </style:style>
    <style:style style:name="T25" style:family="text">
      <style:text-properties fo:font-size="10pt" officeooo:rsid="002db70c" style:font-name-asian="Source Han Sans HW SC" style:font-size-asian="10pt" style:font-name-complex="Liberation Mono" style:font-size-complex="10pt"/>
    </style:style>
    <style:style style:name="T26" style:family="text">
      <style:text-properties fo:font-size="10pt" officeooo:rsid="002e6a7d" style:font-name-asian="Source Han Sans HW SC" style:font-size-asian="10pt" style:font-name-complex="Liberation Mono" style:font-size-complex="10pt"/>
    </style:style>
    <style:style style:name="T27" style:family="text">
      <style:text-properties fo:font-size="10pt" officeooo:rsid="002f4383" style:font-name-asian="Source Han Sans HW SC" style:font-size-asian="10pt" style:font-name-complex="Liberation Mono" style:font-size-complex="10pt"/>
    </style:style>
    <style:style style:name="T28" style:family="text">
      <style:text-properties fo:font-size="10pt" officeooo:rsid="0030fa7c" style:font-name-asian="Source Han Sans HW SC" style:font-size-asian="10pt" style:font-name-complex="Liberation Mono"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7">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text:soft-page-break/>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8">Great.</text:p>
      <text:p text:style-name="P1"/>
      <text:p text:style-name="P1">Reconsiderations 1:</text:p>
      <text:p text:style-name="P1"/>
      <text:p text:style-name="P9"><text:span text:style-name="T4">The </text:span>American Science and Security <text:span text:style-name="T4">Superp</text:span>latform <text:span text:style-name="T4">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9"/>
      <text:p text:style-name="P10">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5">r</text:span>e<text:span text:style-name="T5">w</text:span>re<text:span text:style-name="T5">x</text:span>pressed in so many ways, but anyway so really so much depth and breadth of damn reading that one could really honestly do before becoming a panican. <text:span text:style-name="T6">And also writing of C code, is for computer, I reckon it perfect and essential to a sort of perfect culture or personal computer menupause circumcision, anyone can know this everything everyone ever 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7">that really anything would like to know is really very much observable on demand as need may be, this is very simple, there is only so many things to internet if we address every structure in the solar system and indeed whatever we see with vera rubin, which if I </text:span><text:soft-page-break/><text:span text:style-name="T7">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0"/>
      <text:p text:style-name="P11">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1"/>
      <text:p text:style-name="P11">Super American Freedom: Now your playing with power!</text:p>
      <text:p text:style-name="P11"/>
      <text:p text:style-name="P11">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1"/>
      <text:p text:style-name="P11">Anyway there isn't any conclusion here, I am just stiring the pot.</text:p>
      <text:p text:style-name="P11"/>
      <text:p text:style-name="P11">drr14363@gmail.com </text:p>
      <text:p text:style-name="P11"/>
      <text:p text:style-name="P12">lol ok.</text:p>
      <text:p text:style-name="P12"/>
      <text:p text:style-name="P13">So the American blink period for some military purpose or for other purposes may as well be considered as </text:p>
      <text:p text:style-name="P13"/>
      <text:p text:style-name="P13">60000000/1775</text:p>
      <text:p text:style-name="P13"/>
      <text:p text:style-name="P13">That is 17.75 blinks per minute thus per 60 million microseconds</text:p>
      <text:p text:style-name="P13"/>
      <text:p text:style-name="P13">Thus the period being calculated to the limit:</text:p>
      <text:p text:style-name="P13"/>
      <text:p text:style-name="P13">33802.816901408450704225352112676056338028169014084507042253521126</text:p>
      <text:p text:style-name="P13"/>
      <text:p text:style-name="P13">or 3.380 seconds between blinks according to this document.</text:p>
      <text:p text:style-name="P13"/>
      <text:p text:style-name="P14">Just as well for some military purpose to consider every UnAmerican and American as a unit of interest maybe.</text:p>
      <text:p text:style-name="P14"/>
      <text:p text:style-name="P14">There is some number of them per day, right.</text:p>
      <text:p text:style-name="P14"/>
      <text:p text:style-name="P14">Anyway.</text:p>
      <text:p text:style-name="P14"/>
      <text:p text:style-name="P15">Winning is what we do here.</text:p>
      <text:p text:style-name="P15"/>
      <text:p text:style-name="P16"><text:soft-page-break/>So the most brutally assertive dominant American Security and Science platform the Defense Industrial Complex <text:span text:style-name="T8">could ever mayke given all the problems solutions time money effort materials retries and so on one could imagine given the most super wicked problem it would pwn it in realtime and livestream it dunking on their heads like tony hawk bro from two thousand and later. It would be like the most </text:span><text:span text:style-name="T9">living of all documents, a reconstituting computational resynthesizer with an unconfusable truly based cyber reasoning system weaving a golden digital thread with a precision guided micropointer, </text:span><text:span text:style-name="T10">punched jacard, mapping the wire wrapping of the supereniac or of any exploring expanding exploiting exterminating </text:span><text:span text:style-name="T11">scientific security </text:span><text:span text:style-name="T10">planning stalking superpredator </text:span><text:span text:style-name="T11">tool making culture of any alien in a state of global unconventional unrestricted total hybrid warfare or borg.</text:span></text:p>
      <text:p text:style-name="P16"/>
      <text:p text:style-name="P17">Anyway this means that from some single string of Amerian Standard Code for Information Interchange and so many external references it may defer to or so much as it may consume, and the existence of reality and computers and paper pens and so on, one or many can work to rediscover basic self evident facts needed to reconstruct from the origin or deconstruct from the destination or anywhere in the middle to then actualize the system via its hardware and software design free <text:span text:style-name="T12">autoexecuting </text:span>initializing<text:span text:style-name="T13"> config file </text:span><text:span text:style-name="T14">advanced prepositioned type error implant injector snakeware agentic serverless context orchestration collaboration framework transpiling rewriter systemicly functional language markup man machine vision parser/generator meta template macro redescription hyperparameter </text:span><text:span text:style-name="T15">substring </text:span><text:span text:style-name="T14">validator.</text:span></text:p>
      <text:p text:style-name="P18"/>
      <text:p text:style-name="P19"><text:span text:style-name="T16">Thus </text:span>isalpha(x) <text:span text:style-name="T16">and </text:span>isdigit(x) <text:span text:style-name="T16">functions for American Alphabet Letters or Arabic Numeral Digits</text:span></text:p>
      <text:p text:style-name="P19"/>
      <text:p text:style-name="P20">and the rest</text:p>
      <text:p text:style-name="P19"/>
      <text:p text:style-name="P20">* as keyboard scancodes universal serial bus human interface device or peripherial serial codes</text:p>
      <text:p text:style-name="P20">* as <text:span text:style-name="T17">bounded </text:span>pixel <text:span text:style-name="T17">sample </text:span>regions</text:p>
      <text:p text:style-name="P20">* as <text:span text:style-name="T17">bounded timespans sampled </text:span>sound<text:span text:style-name="T17">s</text:span></text:p>
      <text:p text:style-name="P21"><text:span text:style-name="T13">* as trokes or paths or lines or curves described </text:span><text:span text:style-name="T18">in any clever way</text:span></text:p>
      <text:p text:style-name="P22"/>
      <text:p text:style-name="P23">The optimal operation time code point address pointer instruction decoder self training result certification <text:span text:style-name="T19">application </text:span>program is Walmart</text:p>
      <text:p text:style-name="P24"><text:span text:style-name="T20">wall mark not wall wort nor whal chort, 2</text:span><text:span text:style-name="T21">BZ</text:span><text:span text:style-name="T20"> or 2</text:span><text:span text:style-name="T21">EZ</text:span></text:p>
      <text:p text:style-name="P25"/>
      <text:p text:style-name="P26">Unicode point 127820 is conventional produce price lookup code 4011 <text:span text:style-name="T22">the product of those integers being 512686020 the digital sum 30, being the same number of nuetrons as in the most tightly bound ferris type 1a fusion supernovating universal meta layer </text:span><text:span text:style-name="T23">eyes oratoraro us.</text:span></text:p>
      <text:p text:style-name="P27"><text:span text:style-name="T24">If <text:s/>6-7 and </text:span><text:span text:style-name="T21">127820/</text:span><text:span text:style-name="T24">129381 are subspace strings </text:span><text:span text:style-name="T25">nonalphanumericharistically delinated into </text:span><text:span text:style-name="T24">digital </text:span><text:span text:style-name="T25">subspace </text:span><text:span text:style-name="T24">substrings </text:span><text:span text:style-name="T26">little </text:span><text:span text:style-name="T25">mark</text:span><text:span text:style-name="T26">s model is of ten by one of seperate concern informatically </text:span><text:span text:style-name="T24">categorically. </text:span><text:span text:style-name="T27">Sum t</text:span><text:span text:style-name="T26">otally nuts or absolutely </text:span><text:span text:style-name="T28">g</text:span><text:span text:style-name="T27">on</text:span><text:span text:style-name="T28">a</text:span><text:span text:style-name="T27"> NaN errors. </text:span><text:span text:style-name="T27">There so many A/B </text:span><text:span text:style-name="T28">cd </text:span><text:span text:style-name="T27">links.</text:span></text:p>
      <text:p text:style-name="P28">If you can figure that out, yay.</text:p>
      <text:p text:style-name="P29"/>
      <text:p text:style-name="P29"/>
      <text:p text:style-name="P30"/>
      <text:p text:style-name="P27"><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3H28M14S</meta:editing-duration>
    <meta:editing-cycles>19</meta:editing-cycles>
    <meta:generator>LibreOffice/25.8.2.2$Linux_X86_64 LibreOffice_project/580$Build-2</meta:generator>
    <dc:date>2025-11-28T13:40:57.010744690</dc:date>
    <meta:print-date>2025-11-28T09:44:03.890836390</meta:print-date>
    <meta:document-statistic meta:table-count="0" meta:image-count="0" meta:object-count="0" meta:page-count="6" meta:paragraph-count="64" meta:word-count="3668" meta:character-count="20751" meta:non-whitespace-character-count="17130"/>
    <meta:template xlink:type="simple" xlink:actuate="onRequest" xlink:title="t2" xlink:href="../../.config/libreoffice/4/user/template/t2.ott" meta:date="2025-11-27T23:25:56.251785853"/>
  </office:meta>
</office:document-meta>
</file>